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poolMemTree" style:family="table">
      <style:table-properties style:width="15.4271in" fo:margin-left="0in" table:align="left"/>
    </style:style>
    <style:style style:name="MpoolMemTree.A" style:family="table-column">
      <style:table-column-properties style:column-width="2.9375in"/>
    </style:style>
    <style:style style:name="MpoolMemTree.B" style:family="table-column">
      <style:table-column-properties style:column-width="2.75in"/>
    </style:style>
    <style:style style:name="MpoolMemTree.C" style:family="table-column">
      <style:table-column-properties style:column-width="9.7396in"/>
    </style:style>
    <style:style style:name="MpoolMemTree.A1" style:family="table-cell">
      <style:table-cell-properties fo:padding="0in" fo:border="none" style:writing-mode="page"/>
    </style:style>
    <style:style style:name="P1" style:family="paragraph" style:parent-style-name="Table_20_Contents">
      <style:text-properties officeooo:paragraph-rsid="0017455e"/>
    </style:style>
    <style:style style:name="P2" style:family="paragraph" style:parent-style-name="Table_20_Contents">
      <style:text-properties officeooo:paragraph-rsid="001a8cfa"/>
    </style:style>
    <style:style style:name="P3" style:family="paragraph" style:parent-style-name="Table_20_Contents">
      <style:text-properties officeooo:rsid="001a8cfa" officeooo:paragraph-rsid="001a8cfa"/>
    </style:style>
    <style:style style:name="T1" style:family="text">
      <style:text-properties officeooo:rsid="0017455e"/>
    </style:style>
    <style:style style:name="T2" style:family="text">
      <style:text-properties officeooo:rsid="0017b52f"/>
    </style:style>
    <style:style style:name="T3" style:family="text">
      <style:text-properties officeooo:rsid="0018ea8a"/>
    </style:style>
    <style:style style:name="T4" style:family="text">
      <style:text-properties officeooo:rsid="001a8cfa"/>
    </style:style>
    <style:style style:name="T5" style:family="text">
      <style:text-properties officeooo:rsid="001bc6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MpoolMemTree" table:style-name="MpoolMemTree">
        <table:table-column table:style-name="MpoolMemTree.A"/>
        <table:table-column table:style-name="MpoolMemTree.B"/>
        <table:table-column table:style-name="MpoolMemTree.C"/>
        <table:table-row table:style-name="TableLine1236708482992">
          <table:table-cell table:style-name="MpoolMemTree.A1" office:value-type="string">
            <text:p text:style-name="Table_20_Contents">mpool<text:span text:style-name="T3"> baseline</text:span></text:p>
            <text:p text:style-name="Table_20_Contents">├── CMakeLists.txt</text:p>
            <text:p text:style-name="Table_20_Contents">├── inc</text:p>
            <text:p text:style-name="Table_20_Contents">│ <text:s text:c="2"/>├── v7_mpool.h</text:p>
            <text:p text:style-name="Table_20_Contents">│ <text:s text:c="2"/>├── v7_mpool_bblocks.h</text:p>
            <text:p text:style-name="Table_20_Contents">│ <text:s text:c="2"/>├── v7_mpool_flows.h</text:p>
            <text:p text:style-name="Table_20_Contents">│ <text:s text:c="2"/>├── v7_mpool_job.h</text:p>
            <text:p text:style-name="Table_20_Contents">│ <text:s text:c="2"/>├── v7_mpool_ref.h</text:p>
            <text:p text:style-name="Table_20_Contents">│ <text:s text:c="2"/>└── v7_mpstream.h</text:p>
            <text:p text:style-name="Table_20_Contents">├── src</text:p>
            <text:p text:style-name="Table_20_Contents">│ <text:s text:c="2"/>├── v7_mpool.c</text:p>
            <text:p text:style-name="Table_20_Contents">│ <text:s text:c="2"/>├── v7_mpool_bblocks.c</text:p>
            <text:p text:style-name="Table_20_Contents">│ <text:s text:c="2"/>├── v7_mpool_flows.c</text:p>
            <text:p text:style-name="Table_20_Contents">│ <text:s text:c="2"/>├── v7_mpool_internal.h</text:p>
            <text:p text:style-name="Table_20_Contents">│ <text:s text:c="2"/>├── v7_mpool_job.c</text:p>
            <text:p text:style-name="Table_20_Contents">│ <text:s text:c="2"/>├── v7_mpool_ref.c</text:p>
            <text:p text:style-name="Table_20_Contents">│ <text:s text:c="2"/>└── v7_mpstream.c</text:p>
            <text:p text:style-name="Table_20_Contents">├── ut-coverage</text:p>
            <text:p text:style-name="Table_20_Contents">│ <text:s text:c="2"/>├── CMakeLists.txt</text:p>
            <text:p text:style-name="Table_20_Contents">│ <text:s text:c="2"/>├── test_bplib_mpool.h</text:p>
            <text:p text:style-name="Table_20_Contents">│ <text:s text:c="2"/>├── test_bplib_mpool_setup.c</text:p>
            <text:p text:style-name="Table_20_Contents">│ <text:s text:c="2"/>├── test_bplib_v7_mpool.c</text:p>
            <text:p text:style-name="Table_20_Contents">│ <text:s text:c="2"/>├── test_bplib_v7_mpool_bblocks.c</text:p>
            <text:p text:style-name="Table_20_Contents">│ <text:s text:c="2"/>├── test_bplib_v7_mpool_flows.c</text:p>
            <text:p text:style-name="Table_20_Contents">│ <text:s text:c="2"/>├── test_bplib_v7_mpool_job.c</text:p>
            <text:p text:style-name="Table_20_Contents">│ <text:s text:c="2"/>├── test_bplib_v7_mpool_ref.c</text:p>
            <text:p text:style-name="Table_20_Contents">│ <text:s text:c="2"/>└── test_bplib_v7_mpstream.c</text:p>
            <text:p text:style-name="Table_20_Contents">└── ut-stubs</text:p>
            <text:p text:style-name="Table_20_Contents"><text:s text:c="4"/>├── CMakeLists.txt</text:p>
            <text:p text:style-name="Table_20_Contents"><text:s text:c="4"/>├── v7_mpool_bblocks_stubs.c</text:p>
            <text:p text:style-name="Table_20_Contents"><text:s text:c="4"/>├── v7_mpool_flows_stubs.c</text:p>
            <text:p text:style-name="Table_20_Contents"><text:s text:c="4"/>├── v7_mpool_job_stubs.c</text:p>
            <text:p text:style-name="Table_20_Contents"><text:s text:c="4"/>├── v7_mpool_ref_stubs.c</text:p>
            <text:p text:style-name="Table_20_Contents"><text:s text:c="4"/>├── v7_mpool_stubs.c</text:p>
            <text:p text:style-name="Table_20_Contents"><text:s text:c="4"/>└── v7_mpstream_stubs.c</text:p>
          </table:table-cell>
          <table:table-cell table:style-name="MpoolMemTree.A1" office:value-type="string">
            <text:p text:style-name="P1">mem<text:span text:style-name="T3"> final</text:span></text:p>
            <text:p text:style-name="P1">├── CMakeLists.txt</text:p>
            <text:p text:style-name="P1">├── inc</text:p>
            <text:p text:style-name="P1">│ <text:s text:c="2"/>├── bplib_mem.h</text:p>
            <text:p text:style-name="P1">│ <text:s text:c="2"/>├── bplib_mem<text:span text:style-name="T1">_bblocks</text:span>.h</text:p>
            <text:p text:style-name="P1">│ <text:s text:c="2"/>├── bplib_<text:span text:style-name="T1">mem_ducts</text:span>.h</text:p>
            <text:p text:style-name="P1">│ <text:s text:c="2"/>├── <text:span text:style-name="T1">STOR</text:span></text:p>
            <text:p text:style-name="P1">│ <text:s text:c="2"/>├── bplib_mem<text:span text:style-name="T1">_ref</text:span>.h</text:p>
            <text:p text:style-name="P1">│ <text:s text:c="2"/>└── <text:span text:style-name="T1">STOR</text:span></text:p>
            <text:p text:style-name="P1">├── src</text:p>
            <text:p text:style-name="P1">│ <text:s text:c="2"/>├── bplib_mem.c</text:p>
            <text:p text:style-name="P1">│ <text:s text:c="2"/>├── bplib_mem<text:span text:style-name="T1">_bblocks.c</text:span></text:p>
            <text:p text:style-name="P1">│ <text:s text:c="2"/>├── bplib_mem<text:span text:style-name="T1">_ducts.c</text:span></text:p>
            <text:p text:style-name="P1">│ <text:s text:c="2"/>├── bplib_mem<text:span text:style-name="T1">_internal.c</text:span></text:p>
            <text:p text:style-name="P1">│ <text:s text:c="2"/>├── <text:span text:style-name="T1">STOR</text:span></text:p>
            <text:p text:style-name="P1">│ <text:s text:c="2"/>├── bplib_mem<text:span text:style-name="T1">_ref.c</text:span></text:p>
            <text:p text:style-name="P1">│ <text:s text:c="2"/>└── <text:span text:style-name="T1">STOR</text:span></text:p>
            <text:p text:style-name="P1">└── unit-test</text:p>
            <text:p text:style-name="P1"><text:s text:c="4"/>├── CMakeLists.txt</text:p>
            <text:p text:style-name="P1"><text:s text:c="4"/>├── bplib_mem_test.<text:span text:style-name="T1">h</text:span></text:p>
            <text:p text:style-name="P1"><text:s text:c="4"/>├── bplib_mem_test<text:span text:style-name="T1">_setup</text:span>.c</text:p>
            <text:p text:style-name="P1"><text:s text:c="4"/>├── bplib_mem_test.c</text:p>
            <text:p text:style-name="P1"><text:s text:c="4"/>├── bplib_mem_test<text:span text:style-name="T1">_bblocks</text:span>.c</text:p>
            <text:p text:style-name="P1"><text:s text:c="4"/>├── bplib_mem_test<text:span text:style-name="T1">_ducts</text:span>.c</text:p>
            <text:p text:style-name="P1"><text:s text:c="4"/>├── <text:span text:style-name="T1">STOR</text:span></text:p>
            <text:p text:style-name="P1"><text:s text:c="4"/>├── bplib_mem_<text:span text:style-name="T1">ref</text:span><text:span text:style-name="T5">_test</text:span>.c</text:p>
            <text:p text:style-name="P1"><text:s text:c="4"/>├── <text:span text:style-name="T1">STOR</text:span></text:p>
            <text:p text:style-name="P1"><text:s text:c="4"/>├── stubs</text:p>
            <text:p text:style-name="P1"><text:s text:c="4"/>│ <text:s text:c="2"/>└── <text:span text:style-name="T1">CMakeLists.txt</text:span></text:p>
            <text:p text:style-name="P1"><text:s text:c="4"/>├── bplib_mem_<text:span text:style-name="T1">bblocks_</text:span>stubs.c</text:p>
            <text:p text:style-name="P1"><text:s text:c="4"/>├── bplib_mem_<text:span text:style-name="T1">ducts_</text:span>stubs.c</text:p>
            <text:p text:style-name="P1"><text:s text:c="4"/>├── <text:span text:style-name="T1">STOR</text:span></text:p>
            <text:p text:style-name="P1"><text:s text:c="4"/>├── bplib_mem_<text:span text:style-name="T1">ref_</text:span>stubs.c</text:p>
            <text:p text:style-name="P1"><text:s text:c="4"/>├── bplib_mem<text:span text:style-name="T1">_</text:span>stubs.c</text:p>
            <text:p text:style-name="P1"><text:s text:c="4"/>├── <text:span text:style-name="T2">STOR</text:span></text:p>
            <text:p text:style-name="P1"><text:s text:c="4"/>└── utilities</text:p>
            <text:p text:style-name="P1"><text:s text:c="8"/>├── bplib_mem_test_utils.c</text:p>
            <text:p text:style-name="P1"><text:s text:c="8"/>└── bplib_mem_test_utils.h</text:p>
          </table:table-cell>
          <table:table-cell table:style-name="MpoolMemTree.A1" office:value-type="string">
            <text:p text:style-name="Table_20_Contents">mem<text:span text:style-name="T3"> baseline</text:span></text:p>
            <text:p text:style-name="Table_20_Contents">├── CMakeLists.txt</text:p>
            <text:p text:style-name="Table_20_Contents">├── inc</text:p>
            <text:p text:style-name="Table_20_Contents">│ <text:s text:c="2"/>└── bplib_mem.h</text:p>
            <text:p text:style-name="P2">│</text:p>
            <text:p text:style-name="P2">│</text:p>
            <text:p text:style-name="P2">│</text:p>
            <text:p text:style-name="P2">│</text:p>
            <text:p text:style-name="P2">│</text:p>
            <text:p text:style-name="P2">├── src</text:p>
            <text:p text:style-name="Table_20_Contents">│ <text:s text:c="2"/>└── bplib_mem.c</text:p>
            <text:p text:style-name="P2">│</text:p>
            <text:p text:style-name="P2">│</text:p>
            <text:p text:style-name="P2">│</text:p>
            <text:p text:style-name="P2">│</text:p>
            <text:p text:style-name="P2">│</text:p>
            <text:p text:style-name="P2">│</text:p>
            <text:p text:style-name="P2">└── unit-test</text:p>
            <text:p text:style-name="Table_20_Contents"><text:s text:c="4"/>├── CMakeLists.txt</text:p>
            <text:p text:style-name="Table_20_Contents"><text:s text:c="4"/>├── bplib_mem_test.c</text:p>
            <text:p text:style-name="P2"><text:span text:style-name="T4"><text:s text:c="4"/></text:span>│</text:p>
            <text:p text:style-name="P2"><text:span text:style-name="T4"><text:s text:c="4"/></text:span>│</text:p>
            <text:p text:style-name="P3"><text:s text:c="4"/>│</text:p>
            <text:p text:style-name="P2"><text:s/><text:span text:style-name="T4"><text:s text:c="3"/></text:span>│</text:p>
            <text:p text:style-name="P2"><text:s/><text:span text:style-name="T4"><text:s text:c="3"/></text:span>│</text:p>
            <text:p text:style-name="P2"><text:s/><text:span text:style-name="T4"><text:s text:c="3"/></text:span>│</text:p>
            <text:p text:style-name="P2"><text:s/><text:span text:style-name="T4"><text:s text:c="3"/></text:span>│</text:p>
            <text:p text:style-name="P2"><text:s text:c="4"/>├── stubs</text:p>
            <text:p text:style-name="Table_20_Contents"><text:s text:c="4"/>│ <text:s text:c="2"/>└── bplib_mem_stubs.c</text:p>
            <text:p text:style-name="P2"><text:s/><text:span text:style-name="T4"><text:s text:c="3"/></text:span>│</text:p>
            <text:p text:style-name="P2"><text:s/><text:span text:style-name="T4"><text:s text:c="3"/></text:span>│</text:p>
            <text:p text:style-name="P2"><text:s/><text:span text:style-name="T4"><text:s text:c="3"/></text:span>│</text:p>
            <text:p text:style-name="P2"><text:s/><text:span text:style-name="T4"><text:s text:c="3"/></text:span>│</text:p>
            <text:p text:style-name="P2"><text:s/><text:span text:style-name="T4"><text:s text:c="3"/></text:span>│</text:p>
            <text:p text:style-name="P2"><text:s/><text:span text:style-name="T4"><text:s text:c="3"/></text:span>│</text:p>
            <text:p text:style-name="P2"><text:s text:c="4"/>└── utilities</text:p>
            <text:p text:style-name="Table_20_Contents"><text:s text:c="8"/>├── bplib_mem_test_utils.c</text:p>
            <text:p text:style-name="Table_20_Contents"><text:s text:c="8"/>└── bplib_mem_test_utils.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7in" fo:page-height="1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17T10:24:47.484000000</meta:creation-date>
    <dc:date>2024-08-17T14:38:55.298000000</dc:date>
    <meta:editing-duration>PT53M6S</meta:editing-duration>
    <meta:editing-cycles>5</meta:editing-cycles>
    <meta:generator>LibreOffice/7.3.0.3$Windows_X86_64 LibreOffice_project/0f246aa12d0eee4a0f7adcefbf7c878fc2238db3</meta:generator>
    <meta:document-statistic meta:table-count="1" meta:image-count="0" meta:object-count="0" meta:page-count="1" meta:paragraph-count="111" meta:word-count="237" meta:character-count="1978" meta:non-whitespace-character-count="1570"/>
  </office:meta>
</office:document-meta>
</file>